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0e4f3" officeooo:paragraph-rsid="0010e4f3"/>
    </style:style>
    <style:style style:name="P2" style:family="paragraph" style:parent-style-name="Standard">
      <style:text-properties officeooo:rsid="0010e4f3" officeooo:paragraph-rsid="0010e4f3"/>
    </style:style>
    <style:style style:name="P3" style:family="paragraph" style:parent-style-name="Standard">
      <style:text-properties fo:font-weight="bold" officeooo:rsid="0010e4f3" officeooo:paragraph-rsid="0010e4f3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>
      <style:text-properties officeooo:rsid="0010e4f3" officeooo:paragraph-rsid="0010e4f3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in" fo:margin-bottom="0in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 método <text:span text:style-name="Source_20_Text"><text:span text:style-name="T1">map</text:span></text:span><text:span text:style-name="T1"> </text:span>em JavaScript é usado para criar um novo array aplicando uma função a cada elemento de um array existente. Ele não modifica o array original e é muito útil para transformar dados.</text:p>
      <text:h text:style-name="Heading_20_3" text:outline-level="3">Explicação Simples</text:h>
      <text:list xml:id="list1593937268" text:style-name="L1">
        <text:list-item>
          <text:p text:style-name="P5"><text:span text:style-name="Strong_20_Emphasis">Entrada:</text:span> Um array.</text:p>
        </text:list-item>
        <text:list-item>
          <text:p text:style-name="P5"><text:span text:style-name="Strong_20_Emphasis">Função:</text:span> Uma função que define como cada elemento será transformado.</text:p>
        </text:list-item>
        <text:list-item>
          <text:p text:style-name="P4"><text:span text:style-name="Strong_20_Emphasis">Saída:</text:span> Um novo array com os elementos transformados.</text:p>
        </text:list-item>
      </text:list>
      <text:h text:style-name="Heading_20_3" text:outline-level="3">Exemplo</text:h>
      <text:p text:style-name="Text_20_body">Imagine que você tem um array de números e quer dobrar cada número:</text:p>
      <text:p text:style-name="P2">const numeros = [1, 2, 3, 4];</text:p>
      <text:p text:style-name="P2">const numerosDobrados = numeros.map(numero =&gt; numero * 2);</text:p>
      <text:p text:style-name="P2"/>
      <text:p text:style-name="P2">console.log(numerosDobrados); // Saída: [2, 4, 6, 8]</text:p>
      <text:p text:style-name="P2"/>
      <text:p text:style-name="P2">Nesse exemplo, o <text:span text:style-name="Source_20_Text">map</text:span> aplica a função <text:span text:style-name="Source_20_Text">numero =&gt; numero * 2</text:span> a cada elemento do array <text:span text:style-name="Source_20_Text">numeros</text:span>, resultando no novo array <text:span text:style-name="Source_20_Text">numerosDobrados</text:span>.</text:p>
      <text:p text:style-name="P2"/>
      <text:p text:style-name="P2"/>
      <text:p text:style-name="P2"/>
      <text:p text:style-name="P6">O método <text:span text:style-name="Source_20_Text"><text:span text:style-name="T1">filter</text:span></text:span> em JavaScript é usado para criar um novo array com todos os elementos que atendem a uma condição específica. Assim como o <text:span text:style-name="Source_20_Text">map</text:span>, ele não modifica o array original.</text:p>
      <text:h text:style-name="Heading_20_3" text:outline-level="3">Explicação Simples</text:h>
      <text:list xml:id="list2478953034" text:style-name="L2">
        <text:list-item>
          <text:p text:style-name="P8"><text:span text:style-name="Strong_20_Emphasis">Entrada:</text:span> Um array.</text:p>
        </text:list-item>
        <text:list-item>
          <text:p text:style-name="P8"><text:span text:style-name="Strong_20_Emphasis">Função:</text:span> Uma função que retorna <text:span text:style-name="Source_20_Text">true</text:span> ou <text:span text:style-name="Source_20_Text">false</text:span> para cada elemento, determinando se ele deve ser incluído no novo array.</text:p>
        </text:list-item>
        <text:list-item>
          <text:p text:style-name="P7"><text:span text:style-name="Strong_20_Emphasis">Saída:</text:span> Um novo array contendo apenas os elementos que passaram no teste.</text:p>
        </text:list-item>
      </text:list>
      <text:h text:style-name="Heading_20_3" text:outline-level="3">Exemplo</text:h>
      <text:p text:style-name="Text_20_body">Vamos imaginar que você tem um array de números e quer filtrar apenas os números pares:</text:p>
      <text:p text:style-name="P2">const numeros = [1, 2, 3, 4, 5, 6];</text:p>
      <text:p text:style-name="P2">const numerosPares = numeros.filter(numero =&gt; numero % 2 === 0);</text:p>
      <text:p text:style-name="P2"/>
      <text:p text:style-name="P2">console.log(numerosPares); // Saída: [2, 4, 6]</text:p>
      <text:p text:style-name="P2"/>
      <text:p text:style-name="P2">Nesse exemplo, a função <text:span text:style-name="Source_20_Text">numero =&gt; numero % 2 === 0</text:span> verifica se cada número é par. O <text:span text:style-name="Source_20_Text">filter</text:span> cria um novo array, <text:span text:style-name="Source_20_Text">numerosPares</text:span>, que contém apenas os números que passaram no teste.</text:p>
      <text:p text:style-name="P2"/>
      <text:p text:style-name="P2"/>
      <text:p text:style-name="P2"/>
      <text:p text:style-name="P2"/>
      <text:p text:style-name="P2"/>
      <text:p text:style-name="P6"><text:soft-page-break/>O método <text:span text:style-name="Source_20_Text">reduce</text:span> em JavaScript é usado para reduzir um array a um único valor, aplicando uma função a um acumulador e a cada elemento do array. Ele é muito útil para operações como somar valores, concatenar strings ou transformar dados em um objeto.</text:p>
      <text:h text:style-name="Heading_20_3" text:outline-level="3">Explicação Simples</text:h>
      <text:list xml:id="list3847703285" text:style-name="L3">
        <text:list-item>
          <text:p text:style-name="P10"><text:span text:style-name="Strong_20_Emphasis">Entrada:</text:span> Um array e uma função.</text:p>
        </text:list-item>
        <text:list-item>
          <text:p text:style-name="P10"><text:span text:style-name="Strong_20_Emphasis">Acumulador:</text:span> Um valor que armazena o resultado da operação.</text:p>
        </text:list-item>
        <text:list-item>
          <text:p text:style-name="P9"><text:span text:style-name="Strong_20_Emphasis">Saída:</text:span> Um único valor resultante da redução.</text:p>
        </text:list-item>
      </text:list>
      <text:h text:style-name="Heading_20_3" text:outline-level="3">Exemplo</text:h>
      <text:p text:style-name="Text_20_body">Vamos supor que você tem um array de números e quer calcular a soma deles:</text:p>
      <text:p text:style-name="P2">const numeros = [1, 2, 3, 4];</text:p>
      <text:p text:style-name="P2">const soma = numeros.reduce((acumulador, numero) =&gt; acumulador + numero, 0);</text:p>
      <text:p text:style-name="P2"/>
      <text:p text:style-name="P2">console.log(soma); // Saída: 10</text:p>
      <text:p text:style-name="P2"/>
      <text:p text:style-name="P6">Nesse exemplo:</text:p>
      <text:list xml:id="list3257998377" text:style-name="L4">
        <text:list-item>
          <text:p text:style-name="P12">O <text:span text:style-name="Source_20_Text">reduce</text:span> começa com um valor inicial de <text:span text:style-name="Source_20_Text">0</text:span>.</text:p>
        </text:list-item>
        <text:list-item>
          <text:p text:style-name="P12">A função <text:span text:style-name="Source_20_Text">(acumulador, numero) =&gt; acumulador + numero</text:span> soma o acumulador com cada número do array.</text:p>
        </text:list-item>
        <text:list-item>
          <text:p text:style-name="P11">O resultado final, que é a soma de todos os números, é armazenado na variável <text:span text:style-name="Source_20_Text">soma</text:span>.</text:p>
        </text:list-item>
      </text:list>
      <text:p text:style-name="Text_20_body">O <text:span text:style-name="Source_20_Text">reduce</text:span> é muito poderoso e pode ser usado para muitas outras operações além da soma!</text:p>
      <text:p text:style-name="P2"/>
      <text:p text:style-name="P2"/>
      <text:p text:style-name="P2"/>
      <text:p text:style-name="P6">As <text:span text:style-name="Strong_20_Emphasis">Arrow Functions</text:span> em JavaScript são uma forma mais concisa de escrever funções. Elas oferecem uma sintaxe simplificada e também não possuem seu próprio contexto de <text:span text:style-name="Source_20_Text">this</text:span>, o que é útil em algumas situações.</text:p>
      <text:h text:style-name="Heading_20_3" text:outline-level="3">Explicação Simples</text:h>
      <text:list xml:id="list1981749805" text:style-name="L5">
        <text:list-item>
          <text:p text:style-name="P14"><text:span text:style-name="Strong_20_Emphasis">Sintaxe:</text:span> Menos verbosa do que funções tradicionais.</text:p>
        </text:list-item>
        <text:list-item>
          <text:p text:style-name="P13"><text:span text:style-name="Strong_20_Emphasis"><text:span text:style-name="Source_20_Text">this</text:span></text:span><text:span text:style-name="Strong_20_Emphasis">:</text:span> Não altera o contexto de <text:span text:style-name="Source_20_Text">this</text:span>, herdando-o do escopo pai.</text:p>
        </text:list-item>
      </text:list>
      <text:h text:style-name="Heading_20_3" text:outline-level="3">Exemplo</text:h>
      <text:p text:style-name="Text_20_body">Aqui está um exemplo básico de uma função tradicional e sua versão como Arrow Function:</text:p>
      <text:p text:style-name="Text_20_body"><text:span text:style-name="Strong_20_Emphasis">Função Tradicional:</text:span></text:p>
      <text:p text:style-name="P2"/>
      <text:p text:style-name="P2">function somar(a, b) {</text:p>
      <text:p text:style-name="P2"><text:s text:c="4"/>return a + b;</text:p>
      <text:p text:style-name="P2">}</text:p>
      <text:p text:style-name="P2"><text:soft-page-break/>console.log(somar(2, 3)); // Saída: 5</text:p>
      <text:p text:style-name="P2"/>
      <text:p text:style-name="P2"/>
      <text:p text:style-name="P3">Arrow Function:</text:p>
      <text:p text:style-name="P3"/>
      <text:p text:style-name="P2">const somar = (a, b) =&gt; a + b;</text:p>
      <text:p text:style-name="P2">console.log(somar(2, 3)); // Saída: 5</text:p>
      <text:p text:style-name="P2"/>
      <text:p text:style-name="P2"/>
      <text:h text:style-name="P1" text:outline-level="3">Vantagens</text:h>
      <text:list xml:id="list3792543301" text:style-name="L6">
        <text:list-item>
          <text:p text:style-name="P16"><text:span text:style-name="Strong_20_Emphasis">Sintaxe mais curta:</text:span> Facilita a leitura do código.</text:p>
        </text:list-item>
        <text:list-item>
          <text:p text:style-name="P15"><text:span text:style-name="Strong_20_Emphasis">Sem </text:span><text:span text:style-name="Strong_20_Emphasis"><text:span text:style-name="Source_20_Text">this</text:span></text:span><text:span text:style-name="Strong_20_Emphasis"> próprio:</text:span> Útil em callbacks e métodos que precisam manter o contexto.</text:p>
        </text:list-item>
      </text:list>
      <text:h text:style-name="Heading_20_3" text:outline-level="3">Exemplo com <text:span text:style-name="Source_20_Text">this</text:span></text:h>
      <text:p text:style-name="P2">function Pessoa() {</text:p>
      <text:p text:style-name="P2"><text:s text:c="4"/>this.idade = 0;</text:p>
      <text:p text:style-name="P2"/>
      <text:p text:style-name="P2"><text:s text:c="4"/>setInterval(() =&gt; {</text:p>
      <text:p text:style-name="P2"><text:s text:c="8"/>this.idade++; // 'this' refere-se à instância de Pessoa</text:p>
      <text:p text:style-name="P2"><text:s text:c="8"/>console.log(this.idade);</text:p>
      <text:p text:style-name="P2"><text:s text:c="4"/>}, 1000);</text:p>
      <text:p text:style-name="P2">}</text:p>
      <text:p text:style-name="P2"/>
      <text:p text:style-name="P2">const p = new Pessoa();</text:p>
      <text:p text:style-name="P2">// Isso irá incrementar e mostrar a idade a cada segundo</text:p>
      <text:p text:style-name="P2"/>
      <text:p text:style-name="P2"/>
      <text:p text:style-name="P2">Nesse exemplo, a Arrow Function mantém o contexto de <text:span text:style-name="Source_20_Text">this</text:span> da instância de <text:span text:style-name="Source_20_Text">Pessoa</text:span>, permitindo que <text:span text:style-name="Source_20_Text">this.idade</text:span> seja acessado corretamente.</text:p>
      <text:p text:style-name="P2"/>
      <text:p text:style-name="P2"/>
      <text:p text:style-name="P2"/>
      <text:p text:style-name="P6">Os <text:span text:style-name="Strong_20_Emphasis">Template Literals</text:span> em JavaScript permitem criar strings de forma mais flexível e legível. Eles suportam interpolação de variáveis e podem ser usados para criar strings multilinha.</text:p>
      <text:h text:style-name="Heading_20_3" text:outline-level="3">Explicação Simples</text:h>
      <text:list xml:id="list3370317158" text:style-name="L7">
        <text:list-item>
          <text:p text:style-name="P18"><text:span text:style-name="Strong_20_Emphasis">Interpolação:</text:span> Você pode inserir variáveis ou expressões diretamente na string.</text:p>
        </text:list-item>
        <text:list-item>
          <text:p text:style-name="P17"><text:span text:style-name="Strong_20_Emphasis">Multilinha:</text:span> Permitem que você crie strings que ocupam várias linhas sem precisar de caracteres especiais.</text:p>
        </text:list-item>
      </text:list>
      <text:h text:style-name="Heading_20_3" text:outline-level="3">Exemplo de Interpolação</text:h>
      <text:p text:style-name="Text_20_body">Aqui está um exemplo usando template literals para interpolar variáveis:</text:p>
      <text:p text:style-name="Text_20_body"/>
      <text:p text:style-name="Text_20_body"><text:soft-page-break/></text:p>
      <text:p text:style-name="P2">const nome = 'Maria';</text:p>
      <text:p text:style-name="P2">const idade = 30;</text:p>
      <text:p text:style-name="P2">const apresentacao = `Olá, meu nome é ${nome} e eu tenho ${idade} anos.`;</text:p>
      <text:p text:style-name="P2">console.log(apresentacao); // Saída: "Olá, meu nome é Maria e eu tenho 30 anos."</text:p>
      <text:p text:style-name="P2"/>
      <text:h text:style-name="P1" text:outline-level="3">Exemplo Multilinha</text:h>
      <text:p text:style-name="Text_20_body">Você também pode usar template literals para criar strings que vão para várias linhas:</text:p>
      <text:p text:style-name="P2"/>
      <text:p text:style-name="P2">const mensagem = `Esta é uma mensagem</text:p>
      <text:p text:style-name="P2">que ocupa várias linhas</text:p>
      <text:p text:style-name="P2">sem precisar de quebras de linha explícitas.`;</text:p>
      <text:p text:style-name="P2">console.log(mensagem);</text:p>
      <text:p text:style-name="P2"/>
      <text:h text:style-name="P1" text:outline-level="3">Vantagens</text:h>
      <text:list xml:id="list3063652495" text:style-name="L8">
        <text:list-item>
          <text:p text:style-name="P20"><text:span text:style-name="Strong_20_Emphasis">Mais Legibilidade:</text:span> O código fica mais fácil de ler e entender.</text:p>
        </text:list-item>
        <text:list-item>
          <text:p text:style-name="P19"><text:span text:style-name="Strong_20_Emphasis">Flexibilidade:</text:span> Você pode incluir expressões complexas diretamente na string.</text:p>
        </text:list-item>
      </text:list>
      <text:h text:style-name="Heading_20_3" text:outline-level="3">Exemplo com Expressões</text:h>
      <text:p text:style-name="Text_20_body">Você pode até usar expressões dentro da interpolação:</text:p>
      <text:p text:style-name="P2">const a = 5;</text:p>
      <text:p text:style-name="P2">const b = 10;</text:p>
      <text:p text:style-name="P2">console.log(`A soma de ${a} e ${b} é ${a + b}.`); // Saída: "A soma de 5 e 10 é 15."</text:p>
      <text:p text:style-name="P2"/>
      <text:p text:style-name="P6">Os Template Literals tornam o trabalho com strings mais intuitivo e eficiente!</text:p>
      <text:p text:style-name="P2"/>
      <text:p text:style-name="P2"/>
      <text:p text:style-name="P2"/>
      <text:p text:style-name="P2"/>
      <text:p text:style-name="P6">O <text:span text:style-name="Strong_20_Emphasis">Destructuring Assignment</text:span> em JavaScript é uma maneira concisa de extrair valores de arrays e propriedades de objetos em variáveis individuais. Isso torna o código mais limpo e fácil de entender.</text:p>
      <text:h text:style-name="Heading_20_3" text:outline-level="3">Explicação Simples</text:h>
      <text:list xml:id="list1387594610" text:style-name="L9">
        <text:list-item>
          <text:p text:style-name="P22"><text:span text:style-name="Strong_20_Emphasis">Arrays:</text:span> Permite extrair elementos de um array.</text:p>
        </text:list-item>
        <text:list-item>
          <text:p text:style-name="P22"><text:span text:style-name="Strong_20_Emphasis">Objetos:</text:span> Permite extrair propriedades de um objeto.</text:p>
        </text:list-item>
        <text:list-item>
          <text:p text:style-name="P21"><text:span text:style-name="Strong_20_Emphasis">Sintaxe:</text:span> Usa colchetes (<text:span text:style-name="Source_20_Text">[]</text:span>) para arrays e chaves (<text:span text:style-name="Source_20_Text">{}</text:span>) para objetos.</text:p>
        </text:list-item>
      </text:list>
      <text:h text:style-name="Heading_20_3" text:outline-level="3">Exemplo com Arrays</text:h>
      <text:p text:style-name="Text_20_body">Imagine que você tem um array e quer extrair seus elementos:</text:p>
      <text:p text:style-name="Text_20_body"/>
      <text:p text:style-name="P2"><text:soft-page-break/>const numeros = [1, 2, 3];</text:p>
      <text:p text:style-name="P2">const [primeiro, segundo] = numeros;</text:p>
      <text:p text:style-name="P2"/>
      <text:p text:style-name="P2">console.log(primeiro); // Saída: 1</text:p>
      <text:p text:style-name="P2">console.log(segundo); <text:s/>// Saída: 2</text:p>
      <text:p text:style-name="P2"/>
      <text:h text:style-name="P1" text:outline-level="3">Exemplo com Objetos</text:h>
      <text:p text:style-name="Text_20_body">Agora, vamos usar o destructuring com um objeto:</text:p>
      <text:p text:style-name="P2"/>
      <text:p text:style-name="P2">const pessoa = { nome: 'Ana', idade: 25 };</text:p>
      <text:p text:style-name="P2">const { nome, idade } = pessoa;</text:p>
      <text:p text:style-name="P2"/>
      <text:p text:style-name="P2">console.log(nome); // Saída: "Ana"</text:p>
      <text:p text:style-name="P2">console.log(idade); // Saída: 25</text:p>
      <text:p text:style-name="P2"/>
      <text:h text:style-name="P1" text:outline-level="3">Vantagens</text:h>
      <text:list xml:id="list1668069002" text:style-name="L10">
        <text:list-item>
          <text:p text:style-name="P24"><text:span text:style-name="Strong_20_Emphasis">Código Mais Limpo:</text:span> Reduz a necessidade de escrever código repetitivo para acessar propriedades.</text:p>
        </text:list-item>
        <text:list-item>
          <text:p text:style-name="P23"><text:span text:style-name="Strong_20_Emphasis">Facilidade de Uso:</text:span> Torna mais fácil trabalhar com dados complexos.</text:p>
        </text:list-item>
      </text:list>
      <text:h text:style-name="Heading_20_3" text:outline-level="3">Exemplo de Destructuring com Valores Padrão</text:h>
      <text:p text:style-name="Text_20_body">Você também pode definir valores padrão ao usar destructuring:</text:p>
      <text:p text:style-name="P2"/>
      <text:p text:style-name="P2">const pessoa = { nome: 'João' };</text:p>
      <text:p text:style-name="P2">const { nome, idade = 30 } = pessoa;</text:p>
      <text:p text:style-name="P2"/>
      <text:p text:style-name="P2">console.log(nome); // Saída: "João"</text:p>
      <text:p text:style-name="P2">console.log(idade); // Saída: 30 (valor padrão)</text:p>
      <text:p text:style-name="P2"/>
      <text:p text:style-name="P2"/>
      <text:h text:style-name="P1" text:outline-level="3">Exemplo Aninhado</text:h>
      <text:p text:style-name="Text_20_body">O destructuring também funciona com objetos aninhados:</text:p>
      <text:p text:style-name="P2">const carro = {</text:p>
      <text:p text:style-name="P2"><text:s text:c="4"/>modelo: 'Fusca',</text:p>
      <text:p text:style-name="P2"><text:s text:c="4"/>ano: 1965,</text:p>
      <text:p text:style-name="P2"><text:s text:c="4"/>proprietario: {</text:p>
      <text:p text:style-name="P2"><text:s text:c="8"/>nome: 'Carlos',</text:p>
      <text:p text:style-name="P2"><text:s text:c="8"/>idade: 40</text:p>
      <text:p text:style-name="P2"><text:s text:c="4"/>}</text:p>
      <text:p text:style-name="P2">};</text:p>
      <text:p text:style-name="P2"/>
      <text:p text:style-name="P2">const { modelo, proprietario: { nome } } = carro;</text:p>
      <text:p text:style-name="P2"><text:soft-page-break/></text:p>
      <text:p text:style-name="P2">console.log(modelo); // Saída: "Fusca"</text:p>
      <text:p text:style-name="P2">console.log(nome); <text:s text:c="2"/>// Saída: "Carlos"</text:p>
      <text:p text:style-name="P2"/>
      <text:p text:style-name="P2">O <text:span text:style-name="Strong_20_Emphasis">Destructuring Assignment</text:span> facilita a extração de dados e melhora a legibilidade do código!</text:p>
      <text:p text:style-name="P2"/>
      <text:p text:style-name="P2"/>
      <text:p text:style-name="P6">Os <text:span text:style-name="Strong_20_Emphasis">Default Parameters</text:span> em JavaScript permitem que você defina valores padrão para os parâmetros de uma função. Se um argumento não for fornecido ao chamar a função, o valor padrão será usado.</text:p>
      <text:h text:style-name="Heading_20_3" text:outline-level="3">Explicação Simples</text:h>
      <text:list xml:id="list773680680" text:style-name="L11">
        <text:list-item>
          <text:p text:style-name="P26"><text:span text:style-name="Strong_20_Emphasis">Parâmetros Padrão:</text:span> Você pode especificar um valor que será usado caso nenhum valor seja passado para o parâmetro.</text:p>
        </text:list-item>
        <text:list-item>
          <text:p text:style-name="P25"><text:span text:style-name="Strong_20_Emphasis">Facilita o Tratamento de Valores Omissos:</text:span> Evita a necessidade de checar se um parâmetro foi fornecido dentro da função.</text:p>
        </text:list-item>
      </text:list>
      <text:h text:style-name="Heading_20_3" text:outline-level="3">Exemplo Simples</text:h>
      <text:p text:style-name="Text_20_body">Aqui está um exemplo de uma função que usa parâmetros padrão:</text:p>
      <text:p text:style-name="P2"/>
      <text:p text:style-name="P2">const multiplicar = (a, b = 1) =&gt; a * b;</text:p>
      <text:p text:style-name="P2"/>
      <text:p text:style-name="P2">console.log(multiplicar(5, 2)); // Saída: 10</text:p>
      <text:p text:style-name="P2">console.log(multiplicar(5)); <text:s text:c="3"/>// Saída: 5 (b usa o valor padrão de 1)</text:p>
      <text:p text:style-name="P2"/>
      <text:p text:style-name="P2"/>
      <text:h text:style-name="P1" text:outline-level="3">Vantagens</text:h>
      <text:list xml:id="list2905804820" text:style-name="L12">
        <text:list-item>
          <text:p text:style-name="P28"><text:span text:style-name="Strong_20_Emphasis">Código Mais Limpo:</text:span> Reduz a necessidade de lógica adicional para lidar com parâmetros ausentes.</text:p>
        </text:list-item>
        <text:list-item>
          <text:p text:style-name="P27"><text:span text:style-name="Strong_20_Emphasis">Facilidade de Uso:</text:span> Torna as funções mais flexíveis e fáceis de usar.</text:p>
        </text:list-item>
      </text:list>
      <text:h text:style-name="Heading_20_3" text:outline-level="3">Exemplo com Múltiplos Parâmetros</text:h>
      <text:p text:style-name="Text_20_body">Você pode usar parâmetros padrão com múltiplos parâmetros:</text:p>
      <text:p text:style-name="P2"/>
      <text:p text:style-name="P2">const criarMensagem = (nome, saudacao = 'Olá') =&gt; `${saudacao}, ${nome}!`;</text:p>
      <text:p text:style-name="P2"/>
      <text:p text:style-name="P2">console.log(criarMensagem('João', 'Bom dia')); // Saída: "Bom dia, João!"</text:p>
      <text:p text:style-name="P2">console.log(criarMensagem('Maria')); <text:s text:c="11"/>// Saída: "Olá, Maria!"</text:p>
      <text:p text:style-name="P2"/>
      <text:p text:style-name="P2"/>
      <text:h text:style-name="P1" text:outline-level="3">Exemplo de Parâmetro Padrão com Expressão</text:h>
      <text:p text:style-name="Text_20_body">Os parâmetros padrão também podem ser expressões:</text:p>
      <text:p text:style-name="P2"><text:soft-page-break/>const somar = (a, b = a) =&gt; a + b;</text:p>
      <text:p text:style-name="P2"/>
      <text:p text:style-name="P2">console.log(somar(5, 3)); // Saída: 8</text:p>
      <text:p text:style-name="P2">console.log(somar(5)); <text:s text:c="3"/>// Saída: 10 (b usa o valor de a, que é 5)</text:p>
      <text:p text:style-name="P2"/>
      <text:p text:style-name="P2">Os <text:span text:style-name="Strong_20_Emphasis">Default Parameters</text:span> tornam suas funções mais flexíveis e melhoram a legibilidade do código, evitando a necessidade de verificações constantes para parâmetros não fornecidos!</text:p>
      <text:p text:style-name="P2"/>
      <text:p text:style-name="P2"/>
      <text:p text:style-name="P2"/>
      <text:p text:style-name="P2"/>
      <text:p text:style-name="P2"/>
      <text:p text:style-name="P6">O <text:span text:style-name="Strong_20_Emphasis">Spread Operator</text:span> em JavaScript é uma sintaxe que permite expandir elementos de um array ou propriedades de um objeto em locais onde múltiplos elementos ou pares chave-valor são esperados. Ele é representado por três pontos (<text:span text:style-name="Source_20_Text">...</text:span>) e é muito útil para várias operações, como clonagem e combinação de arrays e objetos.</text:p>
      <text:h text:style-name="Heading_20_3" text:outline-level="3">Explicação Simples</text:h>
      <text:list xml:id="list964964079" text:style-name="L13">
        <text:list-item>
          <text:p text:style-name="P30"><text:span text:style-name="Strong_20_Emphasis">Expansão de Arrays:</text:span> Você pode "espalhar" elementos de um array.</text:p>
        </text:list-item>
        <text:list-item>
          <text:p text:style-name="P29"><text:span text:style-name="Strong_20_Emphasis">Combinação de Objetos:</text:span> Permite combinar propriedades de objetos de forma fácil.</text:p>
        </text:list-item>
      </text:list>
      <text:h text:style-name="Heading_20_3" text:outline-level="3">Exemplo com Arrays</text:h>
      <text:p text:style-name="Text_20_body">Vamos ver um exemplo básico de como usar o spread operator com arrays:</text:p>
      <text:p text:style-name="P2"/>
      <text:p text:style-name="P2"/>
      <text:p text:style-name="P2">const numeros1 = [1, 2, 3];</text:p>
      <text:p text:style-name="P2">const numeros2 = [4, 5, 6];</text:p>
      <text:p text:style-name="P2">const todosNumeros = [...numeros1, ...numeros2];</text:p>
      <text:p text:style-name="P2"/>
      <text:p text:style-name="P2">console.log(todosNumeros); // Saída: [1, 2, 3, 4, 5, 6]</text:p>
      <text:p text:style-name="P2"/>
      <text:h text:style-name="P1" text:outline-level="3">Exemplo com Objetos</text:h>
      <text:p text:style-name="Text_20_body">Você também pode usar o spread operator para combinar objetos:</text:p>
      <text:p text:style-name="P2"/>
      <text:p text:style-name="P2">const pessoa1 = { nome: 'Ana', idade: 25 };</text:p>
      <text:p text:style-name="P2">const pessoa2 = { cidade: 'São Paulo' };</text:p>
      <text:p text:style-name="P2">const pessoaCompleta = { ...pessoa1, ...pessoa2 };</text:p>
      <text:p text:style-name="P2"/>
      <text:p text:style-name="P2">console.log(pessoaCompleta); // Saída: { nome: 'Ana', idade: 25, cidade: 'São Paulo' }</text:p>
      <text:p text:style-name="P2"/>
      <text:h text:style-name="P1" text:outline-level="3">Vantagens</text:h>
      <text:list xml:id="list1685655857" text:style-name="L14">
        <text:list-item>
          <text:p text:style-name="P32"><text:span text:style-name="Strong_20_Emphasis">Clonagem Simples:</text:span> Clonar arrays e objetos se torna muito mais fácil.</text:p>
        </text:list-item>
        <text:list-item>
          <text:p text:style-name="P31"><text:span text:style-name="Strong_20_Emphasis">Combinação Eficiente:</text:span> Permite combinar dados de forma clara e concisa.</text:p>
        </text:list-item>
      </text:list>
      <text:h text:style-name="Heading_20_3" text:outline-level="3"><text:soft-page-break/>Exemplo de Clonagem</text:h>
      <text:p text:style-name="Text_20_body">Aqui está um exemplo de como clonar um array usando o spread operator:</text:p>
      <text:p text:style-name="P2">const numeros = [1, 2, 3];</text:p>
      <text:p text:style-name="P2">const numerosClone = [...numeros];</text:p>
      <text:p text:style-name="P2"/>
      <text:p text:style-name="P2">console.log(numerosClone); // Saída: [1, 2, 3]</text:p>
      <text:p text:style-name="P2">numerosClone.push(4);</text:p>
      <text:p text:style-name="P2">console.log(numeros); <text:s text:c="5"/>// Saída: [1, 2, 3] (o original não é modificado)</text:p>
      <text:p text:style-name="P2"/>
      <text:p text:style-name="P2"/>
      <text:h text:style-name="P1" text:outline-level="3">Exemplo com Funções</text:h>
      <text:p text:style-name="Text_20_body">O spread operator também é útil para passar argumentos de um array para uma função:</text:p>
      <text:p text:style-name="P2">const soma = (a, b, c) =&gt; a + b + c;</text:p>
      <text:p text:style-name="P2">const numeros = [1, 2, 3];</text:p>
      <text:p text:style-name="P2">console.log(soma(...numeros)); // Saída: 6</text:p>
      <text:p text:style-name="P2"/>
      <text:p text:style-name="P2"/>
      <text:p text:style-name="P2">O <text:span text:style-name="Strong_20_Emphasis">Spread Operator</text:span> é uma ferramenta poderosa que torna a manipulação de dados em JavaScript mais simples e intuitiva!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 versão ES6 (ECMAScript 2015) trouxe várias melhorias e novos recursos ao JavaScript. Aqui estão alguns dos principais:</text:p>
      <text:p text:style-name="P2"/>
      <text:p text:style-name="P2">### 1. **Arrow Functions**</text:p>
      <text:p text:style-name="P2">Sintaxe mais curta para escrever funções.</text:p>
      <text:p text:style-name="P2"/>
      <text:p text:style-name="P2">```javascript</text:p>
      <text:p text:style-name="P2">const soma = (a, b) =&gt; a + b;</text:p>
      <text:p text:style-name="P2">```</text:p>
      <text:p text:style-name="P2"/>
      <text:p text:style-name="P2">### 2. **Template Literals**</text:p>
      <text:p text:style-name="P2">Permite interpolação de strings e multiline.</text:p>
      <text:p text:style-name="P2"/>
      <text:p text:style-name="P2">```javascript</text:p>
      <text:p text:style-name="P2">const nome = 'João';</text:p>
      <text:p text:style-name="P2">const saudacao = `Olá, ${nome}!`;</text:p>
      <text:p text:style-name="P2">```</text:p>
      <text:p text:style-name="P2"/>
      <text:p text:style-name="P2">### 3. **Destructuring Assignment**</text:p>
      <text:p text:style-name="P2">Facilita a extração de valores de arrays e objetos.</text:p>
      <text:p text:style-name="P2"/>
      <text:p text:style-name="P2">```javascript</text:p>
      <text:p text:style-name="P2">const pessoa = { nome: 'Ana', idade: 25 };</text:p>
      <text:p text:style-name="P2">const { nome, idade } = pessoa;</text:p>
      <text:p text:style-name="P2"/>
      <text:p text:style-name="P2">const numeros = [1, 2, 3];</text:p>
      <text:p text:style-name="P2">const [primeiro, segundo] = numeros;</text:p>
      <text:p text:style-name="P2">```</text:p>
      <text:p text:style-name="P2"/>
      <text:p text:style-name="P2">### 4. **Default Parameters**</text:p>
      <text:p text:style-name="P2">Permite definir valores padrão para parâmetros de funções.</text:p>
      <text:p text:style-name="P2"/>
      <text:p text:style-name="P2">```javascript</text:p>
      <text:p text:style-name="P2">const multiplicar = (a, b = 1) =&gt; a * b;</text:p>
      <text:p text:style-name="P2">```</text:p>
      <text:p text:style-name="P2"/>
      <text:p text:style-name="P2">### 5. **Spread Operator**</text:p>
      <text:p text:style-name="P2">Expande elementos de um array ou propriedades de um objeto.</text:p>
      <text:p text:style-name="P2"/>
      <text:p text:style-name="P2">```javascript</text:p>
      <text:p text:style-name="P2">const numeros = [1, 2, 3];</text:p>
      <text:p text:style-name="P2">const novosNumeros = [...numeros, 4, 5];</text:p>
      <text:p text:style-name="P2">```</text:p>
      <text:p text:style-name="P2"/>
      <text:p text:style-name="P2">### 6. **Rest Parameters**</text:p>
      <text:p text:style-name="P2">Permite representar um número indefinido de argumentos como um array.</text:p>
      <text:p text:style-name="P2"/>
      <text:p text:style-name="P2">```javascript</text:p>
      <text:p text:style-name="P2">const somaTodos = (...numeros) =&gt; numeros.reduce((a, b) =&gt; a + b, 0);</text:p>
      <text:p text:style-name="P2"><text:soft-page-break/>```</text:p>
      <text:p text:style-name="P2"/>
      <text:p text:style-name="P2">### 7. **Promises**</text:p>
      <text:p text:style-name="P2">Introduz suporte a programação assíncrona.</text:p>
      <text:p text:style-name="P2"/>
      <text:p text:style-name="P2">```javascript</text:p>
      <text:p text:style-name="P2">const promessa = new Promise((resolve, reject) =&gt; {</text:p>
      <text:p text:style-name="P2"><text:s text:c="4"/>// lógica assíncrona</text:p>
      <text:p text:style-name="P2">});</text:p>
      <text:p text:style-name="P2">```</text:p>
      <text:p text:style-name="P2"/>
      <text:p text:style-name="P2">### 8. **Classes**</text:p>
      <text:p text:style-name="P2">Introduz uma sintaxe baseada em classes para criar objetos.</text:p>
      <text:p text:style-name="P2"/>
      <text:p text:style-name="P2">```javascript</text:p>
      <text:p text:style-name="P2">class Animal {</text:p>
      <text:p text:style-name="P2"><text:s text:c="4"/>constructor(nome) {</text:p>
      <text:p text:style-name="P2"><text:s text:c="8"/>this.nome = nome;</text:p>
      <text:p text:style-name="P2"><text:s text:c="4"/>}</text:p>
      <text:p text:style-name="P2"><text:s text:c="4"/>falar() {</text:p>
      <text:p text:style-name="P2"><text:s text:c="8"/>console.log(`${this.nome} faz barulho.`);</text:p>
      <text:p text:style-name="P2"><text:s text:c="4"/>}</text:p>
      <text:p text:style-name="P2">}</text:p>
      <text:p text:style-name="P2">```</text:p>
      <text:p text:style-name="P2"/>
      <text:p text:style-name="P2">### 9. **Modules**</text:p>
      <text:p text:style-name="P2">Permite importar e exportar código entre arquivos.</text:p>
      <text:p text:style-name="P2"/>
      <text:p text:style-name="P2">```javascript</text:p>
      <text:p text:style-name="P2">// arquivo.js</text:p>
      <text:p text:style-name="P2">export const PI = 3.14;</text:p>
      <text:p text:style-name="P2"/>
      <text:p text:style-name="P2">// outroArquivo.js</text:p>
      <text:p text:style-name="P2">import { PI } from './arquivo.js';</text:p>
      <text:p text:style-name="P2">```</text:p>
      <text:p text:style-name="P2"/>
      <text:p text:style-name="P2">### 10. **Map e Set**</text:p>
      <text:p text:style-name="P2">Novas estruturas de dados que oferecem mais flexibilidade.</text:p>
      <text:p text:style-name="P2"/>
      <text:p text:style-name="P2">```javascript</text:p>
      <text:p text:style-name="P2">const meuMap = new Map();</text:p>
      <text:p text:style-name="P2">meuMap.set('chave', 'valor');</text:p>
      <text:p text:style-name="P2"/>
      <text:p text:style-name="P2">const meuSet = new Set([1, 2, 3, 3]);</text:p>
      <text:p text:style-name="P2">```</text:p>
      <text:p text:style-name="P2"/>
      <text:p text:style-name="P2">Esses são apenas alguns dos recursos que a versão ES6 trouxe para melhorar a escrita e a legibilidade do código JavaScript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48:56.049472343</meta:creation-date>
    <meta:editing-duration>PT51M28S</meta:editing-duration>
    <meta:editing-cycles>6</meta:editing-cycles>
    <meta:generator>LibreOffice/7.3.7.2$Linux_X86_64 LibreOffice_project/30$Build-2</meta:generator>
    <dc:date>2024-10-28T14:37:38.400034123</dc:date>
    <meta:document-statistic meta:table-count="0" meta:image-count="0" meta:object-count="0" meta:page-count="11" meta:paragraph-count="256" meta:word-count="1941" meta:character-count="11858" meta:non-whitespace-character-count="10081"/>
  </office:meta>
</office:document-meta>
</file>